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89b8" officeooo:paragraph-rsid="001f53f0"/>
    </style:style>
    <style:style style:name="P2" style:family="paragraph" style:parent-style-name="Standard">
      <style:text-properties officeooo:rsid="001c89b8" officeooo:paragraph-rsid="0022dac4"/>
    </style:style>
    <style:style style:name="P3" style:family="paragraph" style:parent-style-name="Standard">
      <style:text-properties officeooo:rsid="001c89b8" officeooo:paragraph-rsid="0024acca"/>
    </style:style>
    <style:style style:name="P4" style:family="paragraph" style:parent-style-name="Standard">
      <style:text-properties officeooo:rsid="0022dac4" officeooo:paragraph-rsid="0022dac4"/>
    </style:style>
    <style:style style:name="T1" style:family="text">
      <style:text-properties officeooo:rsid="0022da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ar convidadosFiltrados = convidados.sort(function(a, b) { </text:p>
      <text:p text:style-name="P3"><text:tab/>return (a.nome &gt; b.nome) ? 1 : -1; // 1 B precede A, -1 A precede B</text:p>
      <text:p text:style-name="P3">}).filter(function(item) { </text:p>
      <text:p text:style-name="P3"><text:tab/>return item.idade &gt;= 18; </text:p>
      <text:p text:style-name="P3">});</text:p>
      <text:p text:style-name="P3"/>
      <text:p text:style-name="P3">console.log(convidadosFiltrados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13:48:39.122198488</meta:creation-date>
    <dc:date>2021-04-13T10:44:31.217985672</dc:date>
    <meta:editing-duration>PT40M34S</meta:editing-duration>
    <meta:editing-cycles>21</meta:editing-cycles>
    <meta:generator>LibreOffice/6.0.6.2$Linux_X86_64 LibreOffice_project/00m0$Build-2</meta:generator>
    <meta:document-statistic meta:table-count="0" meta:image-count="0" meta:object-count="0" meta:page-count="1" meta:paragraph-count="6" meta:word-count="31" meta:character-count="216" meta:non-whitespace-character-count="186"/>
  </office:meta>
</office:document-meta>
</file>